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Trebuchet MS', 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a43c" officeooo:paragraph-rsid="00154501"/>
    </style:style>
    <style:style style:name="P2" style:family="paragraph" style:parent-style-name="Standard">
      <style:paragraph-properties fo:text-align="justify" style:justify-single-word="false"/>
      <style:text-properties officeooo:paragraph-rsid="0015e3ba"/>
    </style:style>
    <style:style style:name="P3" style:family="paragraph" style:parent-style-name="Standard">
      <style:paragraph-properties fo:text-align="justify" style:justify-single-word="false"/>
      <style:text-properties officeooo:paragraph-rsid="0018dec2"/>
    </style:style>
    <style:style style:name="P4" style:family="paragraph" style:parent-style-name="Standard">
      <style:paragraph-properties fo:text-align="justify" style:justify-single-word="false"/>
      <style:text-properties officeooo:paragraph-rsid="001a8a01"/>
    </style:style>
    <style:style style:name="P5" style:family="paragraph" style:parent-style-name="Standard">
      <style:paragraph-properties fo:text-align="justify" style:justify-single-word="false"/>
      <style:text-properties style:font-name="Liberation Serif" fo:font-size="12pt" officeooo:paragraph-rsid="0015e3ba" style:font-size-asian="12pt" style:font-size-complex="12pt"/>
    </style:style>
    <style:style style:name="P6" style:family="paragraph" style:parent-style-name="Standard">
      <style:paragraph-properties fo:text-align="justify" style:justify-single-word="false"/>
      <style:text-properties officeooo:rsid="001a8a01" officeooo:paragraph-rsid="001a8a01"/>
    </style:style>
    <style:style style:name="P7" style:family="paragraph" style:parent-style-name="Standard">
      <style:paragraph-properties fo:text-align="justify" style:justify-single-word="false"/>
      <style:text-properties fo:font-style="normal" officeooo:rsid="001a8a01" officeooo:paragraph-rsid="001a8a01" style:font-style-asian="normal" style:font-style-complex="normal"/>
    </style:style>
    <style:style style:name="P8" style:family="paragraph" style:parent-style-name="Standard">
      <style:paragraph-properties fo:text-align="justify" style:justify-single-word="false"/>
      <style:text-properties fo:font-style="normal" fo:font-weight="bold" officeooo:rsid="001a8a01" officeooo:paragraph-rsid="001a8a01"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weight="bold" officeooo:paragraph-rsid="00154501" style:font-weight-asian="bold"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font-style="normal" officeooo:rsid="001a8a01" officeooo:paragraph-rsid="001a8a01" style:font-style-asian="normal" style:font-style-complex="normal"/>
    </style:style>
    <style:style style:name="P11" style:family="paragraph" style:parent-style-name="Standard">
      <style:paragraph-properties fo:margin-left="1.251cm" fo:margin-right="0cm" fo:text-align="justify" style:justify-single-word="false" fo:text-indent="0cm" style:auto-text-indent="false"/>
      <style:text-properties fo:font-style="normal" officeooo:rsid="001c25dd" officeooo:paragraph-rsid="001c25dd" style:font-style-asian="normal" style:font-style-complex="normal"/>
    </style:style>
    <style:style style:name="P12" style:family="paragraph" style:parent-style-name="Standard">
      <style:paragraph-properties fo:margin-left="0cm" fo:margin-right="0cm" fo:text-align="justify" style:justify-single-word="false" fo:text-indent="0cm" style:auto-text-indent="false"/>
      <style:text-properties fo:font-style="normal" officeooo:rsid="001c25dd" officeooo:paragraph-rsid="001c25dd" style:font-style-asian="normal" style:font-style-complex="normal"/>
    </style:style>
    <style:style style:name="P13" style:family="paragraph" style:parent-style-name="Standard">
      <style:paragraph-properties fo:margin-left="0cm" fo:margin-right="0cm" fo:text-align="justify" style:justify-single-word="false" fo:text-indent="0cm" style:auto-text-indent="false"/>
      <style:text-properties fo:font-style="normal" officeooo:rsid="001db9df" officeooo:paragraph-rsid="001db9df" style:font-style-asian="normal" style:font-style-complex="normal"/>
    </style:style>
    <style:style style:name="P14"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Text_20_body" style:list-style-name="L1">
      <style:paragraph-properties fo:margin-top="0.185cm" fo:margin-bottom="0.247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15e3ba"/>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8dec2"/>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7b3c6"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8dec2"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a8a01" style:font-size-asian="12pt" style:font-size-complex="12pt"/>
    </style:style>
    <style:style style:name="T8" style:family="text">
      <style:text-properties fo:font-variant="normal" fo:text-transform="none" fo:color="#000000" style:font-name="Liberation Serif" fo:font-size="12pt" fo:letter-spacing="normal" style:font-size-asian="12pt" style:font-size-complex="12pt"/>
    </style:style>
    <style:style style:name="T9"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000000" style:font-name="Liberation Serif" fo:font-size="12pt" fo:letter-spacing="normal" fo:font-style="italic" fo:font-weight="normal" officeooo:rsid="0018dec2" style:font-size-asian="12pt" style:font-style-asian="italic" style:font-size-complex="12pt" style:font-style-complex="italic"/>
    </style:style>
    <style:style style:name="T11" style:family="text">
      <style:text-properties fo:font-variant="normal" fo:text-transform="none" fo:color="#000000" style:font-name="Liberation Serif" fo:font-size="12pt" fo:letter-spacing="normal" fo:font-style="italic" fo:font-weight="normal" officeooo:rsid="001c25dd" style:font-size-asian="12pt" style:font-style-asian="italic" style:font-size-complex="12pt" style:font-style-complex="italic"/>
    </style:style>
    <style:style style:name="T12" style:family="text">
      <style:text-properties fo:font-variant="normal" fo:text-transform="none" fo:color="#000000" style:font-name="Liberation Serif" fo:font-size="12pt" fo:letter-spacing="normal" fo:font-style="italic" fo:font-weight="normal" officeooo:rsid="001db9df" style:font-size-asian="12pt" style:font-style-asian="italic" style:font-size-complex="12pt" style:font-style-complex="italic"/>
    </style:style>
    <style:style style:name="T13"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font-name="Liberation Serif" fo:font-size="12pt" fo:letter-spacing="normal" fo:font-style="italic" fo:font-weight="normal" officeooo:rsid="0017b3c6"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Liberation Serif" fo:font-size="12pt" fo:letter-spacing="normal" fo:font-style="italic" fo:font-weight="bold" style:font-size-asian="12pt" style:font-style-asian="italic" style:font-size-complex="12pt" style:font-style-complex="italic"/>
    </style:style>
    <style:style style:name="T16" style:family="text">
      <style:text-properties fo:font-variant="normal" fo:text-transform="none" fo:color="#000000" style:font-name="Liberation Serif" fo:font-size="12pt" fo:letter-spacing="normal" fo:font-weight="normal" style:font-size-asian="12pt" style:font-size-complex="12pt"/>
    </style:style>
    <style:style style:name="T17" style:family="text">
      <style:text-properties fo:font-variant="normal" fo:text-transform="none" fo:color="#000000" style:font-name="Liberation Serif" fo:font-size="12pt" fo:letter-spacing="normal" fo:font-weight="normal" officeooo:rsid="001c25dd" style:font-size-asian="12pt" style:font-size-complex="12pt"/>
    </style:style>
    <style:style style:name="T18" style:family="text">
      <style:text-properties fo:font-variant="normal" fo:text-transform="none" fo:color="#000000" style:font-name="Liberation Serif" fo:font-size="12pt" fo:letter-spacing="normal" fo:font-weight="normal" officeooo:rsid="001ceaab" style:font-size-asian="12pt" style:font-size-complex="12pt"/>
    </style:style>
    <style:style style:name="T19" style:family="text">
      <style:text-properties fo:font-variant="normal" fo:text-transform="none" fo:color="#000000" style:font-name="Liberation Serif" fo:font-size="12pt" fo:letter-spacing="normal" fo:font-weight="normal" officeooo:rsid="001db9df" style:font-size-asian="12pt" style:font-size-complex="12pt"/>
    </style:style>
    <style:style style:name="T20" style:family="text">
      <style:text-properties fo:font-variant="normal" fo:text-transform="none" fo:color="#000000" style:text-position="super 58%" style:font-name="Liberation Serif" fo:font-size="12pt" fo:letter-spacing="normal" fo:font-style="italic" fo:font-weight="normal" style:font-size-asian="12pt" style:font-style-asian="italic" style:font-size-complex="12pt" style:font-style-complex="italic"/>
    </style:style>
    <style:style style:name="T21" style:family="text">
      <style:text-properties officeooo:rsid="001a8a0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1">5. CASO DE ESTUDIO DE LA HERRAMIENTA</text:span></text:p>
      <text:p text:style-name="P1"/>
      <text:p text:style-name="P2"><text:span text:style-name="T1">A continuación una breve descripción de los sistemas donde se uso la herramienta TLA+. En palabras de Lamport “es difícil descubrir el uso de TLA+ en la industria, pues las empresas </text:span><text:span text:style-name="T4">generalmente no hablan de su proceso de ingeniería, y las especificaciones que escriben son casi siempre de propiedad. Resulta que tenía contactos en Intel y Amazon que estaban dispuestos a describir cómo usaban TLA+, y Amazon incluso publicó un par de artículos al respecto. Y, por supuesto, conozco gran parte del uso de TLA+ en Microsoft. Aprendí sobre su uso en la construcción de OpenComRTOS después de que sus desarrolladores publicaron un libro sobre él. </text:span></text:p>
      <text:p text:style-name="P2"><text:span text:style-name="T4"/></text:p>
      <text:p text:style-name="P2"><text:span text:style-name="T4">TLA + se utilizó por primera vez en la industria para modelar hardware. Los ingenieros de hardware están muy motivados para eliminar errores, y entienden que esto requiere pensar mucho en lo que están construyendo antes de comenzar a implementarlo en </text:span><text:span text:style-name="T5">s</text:span><text:span text:style-name="T4">ilic</text:span><text:span text:style-name="T5">io</text:span><text:span text:style-name="T4">. El documento </text:span><text:span text:style-name="T9">“</text:span><text:span text:style-name="T15">Verificación formal previa a RTL: una experiencia de Intel</text:span><text:span text:style-name="T13"> </text:span><text:span text:style-name="T14">de </text:span><text:span text:style-name="T9">Robert Beers </text:span><text:span text:style-name="Emphasis"><text:span text:style-name="T9">DAC '08: Actas de la </text:span></text:span><text:span text:style-name="T9">45</text:span><text:span text:style-name="T20">.a</text:span><text:span text:style-name="T9"> </text:span><text:span text:style-name="Emphasis"><text:span text:style-name="T9">Conferencia anual de automatización del diseño, </text:span></text:span><text:span text:style-name="T9">páginas 806-822”</text:span><text:span text:style-name="T4">, </text:span><text:span text:style-name="T5">e</text:span><text:span text:style-name="T4">xplica cómo un equipo de verificación formal (FV) utilizó TLA+ en un proyecto para diseñar e implementar un nuevo protocolo de coherencia de caché para un chip de procesador. El equipo validó el protocolo y partes de la implementación del lenguaje de transferencia de registro (RTL).</text:span></text:p>
      <text:p text:style-name="P2"><text:span text:style-name="T4"/></text:p>
      <text:p text:style-name="P3"><text:span text:style-name="T4">Amazon Web Services (AWS) ha estado utilizando TLA+ desde 2011. En abril de 2015, seis ingenieros publicaron un artículo </text:span><text:span text:style-name="T9">“</text:span><text:span text:style-name="T15">How Amazon Web Services Uses Formal Methods </text:span><text:span text:style-name="T9">Chris Newcombe, Tim Rath, Fan Zhang, Bogdan Munteanu, Marc Brooker, and Michael Deardeuff     </text:span><text:span text:style-name="Emphasis"><text:span text:style-name="T9">Communications of the ACM, Vol. 58 No. 4, </text:span></text:span><text:span text:style-name="T9">Pages 66-73 </text:span><text:span text:style-name="T10">disponible on-line</text:span><text:span text:style-name="T9">”</text:span><text:span text:style-name="T4"> que describe cómo se introdujo en AWS y cómo se usaba allí. Aquí están las </text:span><text:span text:style-name="q"><text:span text:style-name="T4">ideas clave</text:span></text:span><text:span text:style-name="q"><text:span text:style-name="T6">s </text:span></text:span><text:span text:style-name="T4">enumeradas en el artículo.</text:span></text:p>
      <text:list xml:id="list2022433031" text:style-name="L1">
        <text:list-item>
          <text:p text:style-name="P14">Los métodos formales encuentran errores en los diseños de sistemas que no se pueden encontrar a través de ninguna otra técnica que conozcamos.</text:p>
        </text:list-item>
        <text:list-item>
          <text:p text:style-name="P15">Los métodos formales son sorprendentemente factibles para el desarrollo de software convencional y ofrecen un buen retorno de la inversión.</text:p>
        </text:list-item>
        <text:list-item>
          <text:p text:style-name="P15">En Amazon, los métodos formales se aplican de manera rutinaria al diseño de software complejo del mundo real, incluidos los servicios de nube pública.</text:p>
        </text:list-item>
      </text:list>
      <text:p text:style-name="P5"><text:span text:style-name="T2">A partir de 2015, el uso en Microsoft aumentó, especialmente en Azure, el servicio en la nube de Microsoft. Aquí hay algunas descripciones abreviadas y ligeramente editadas del uso de TLA+ escritas por miembros del equipo de Azure. Algunas de las especificaciones TLA+ mencionadas fueron escritas en PlusCal.</text:span></text:p>
      <text:p text:style-name="P5"><text:span text:style-name="T2">Albert Greenberg, vicepresidente corporativo de Azure Networking, escribe: Hemos encontrado que TLA+ es especialmente adecuado para escribir especificaciones de alto nivel de sistemas concurrentes y distribuidos: definiendo concretamente el problema, proporcionando una especificación cercana a la implementación deseada, y demostrando que los refinamientos sucesivos implementan la especificación, o bien encuentran las fallas y corrigen el diseño. Entre los proyectos en Azure Networking en los que hemos aplicado TLA+ se encuentran Azure DNS (propagación de registros), RingMaster (replicación global distribuida y coordinación de puntos de control), Distribución de carga distribuida y Macsec (orquestación de rollover de clave de cifrado). Por ejemplo, en RingMaster, identificamos un error que se mostraba en fallas intermitentes de las pruebas unitarias, pero que era extremadamente difícil de localizar en el código. Nosotros escribi</text:span><text:span text:style-name="T3">mos</text:span><text:span text:style-name="T2"> una especificación TLA+ específica del comportamiento deseado, rápidamente encontr</text:span><text:span text:style-name="T3">amos</text:span><text:span text:style-name="T2"> el error en el diseño lógico y </text:span><text:span text:style-name="T3">se </text:span><text:span text:style-name="T2">corrigió el código.</text:span></text:p>
      <text:p text:style-name="P5"><text:span text:style-name="T2"/></text:p>
      <text:p text:style-name="P4"><text:span text:style-name="T4">La nave espacial </text:span><text:span text:style-name="Emphasis"><text:span text:style-name="T16">Rosetta de </text:span></text:span><text:span text:style-name="T4">la Agencia Espacial Europea, que voló a un cometa, utilizó un sistema operativo en tiempo real llamado </text:span><text:span text:style-name="Emphasis"><text:span text:style-name="T16">Virtuoso </text:span></text:span><text:span text:style-name="T4">para controlar algunos de sus instrumentos. La siguiente versión de ese sistema operativo, llamada </text:span><text:span text:style-name="T7">O</text:span><text:span text:style-name="Emphasis"><text:span text:style-name="T16">penComRTOS</text:span></text:span><text:span text:style-name="T4">, se desarrolló utilizando TLA+ como se </text:span><text:soft-page-break/><text:span text:style-name="T4">describe en este libro: </text:span><text:span text:style-name="T9">“</text:span><text:a xlink:type="simple" xlink:href="https://www.springer.com/gp/book/9781441997357" text:style-name="Internet_20_link" text:visited-style-name="Visited_20_Internet_20_Link"><text:span text:style-name="T15">Formal Development of a Network-Centric RTOS</text:span></text:a><text:span text:style-name="T9"> Eric Verhulst, Raymond T. Boute, José Miguel Sampaio Faria, Bernard H. C. Sputh, and Vitaliy Mezhuyev Springer, 2011”</text:span></text:p>
      <text:p text:style-name="P4"><text:span text:style-name="T9"/></text:p>
      <text:p text:style-name="P8"><text:span text:style-name="T8">6. CASO DE ESTUDIO ELEGIDO</text:span></text:p>
      <text:p text:style-name="P6"><text:span text:style-name="T9"/></text:p>
      <text:p text:style-name="P7"><text:span text:style-name="T16">Para </text:span><text:span text:style-name="T17">ejemplificar la herramienta TLA+</text:span><text:span text:style-name="T16">, idealizaremos un modelo de envío de mensajes cuando el receptor no puede aceptar estos mensajes de manera automática, </text:span><text:span text:style-name="T17">es decir, </text:span><text:span text:style-name="T16">puede ser que el receptor </text:span><text:span text:style-name="T17">sea alguien que pueda estar dentro o fuera del área de cobertura, para e</text:span><text:span text:style-name="T19">st</text:span><text:span text:style-name="T17">o podemos aproximar este comportamiento con un ciclo de dos turnos:</text:span></text:p>
      <text:p text:style-name="P10"><text:span text:style-name="T17">1) El que envía el mensaje, pone el mensaje en </text:span><text:span text:style-name="T11">“transito”</text:span><text:span text:style-name="T17">.</text:span></text:p>
      <text:p text:style-name="P11"><text:span text:style-name="T16">2) El receptor puede recibir el mensaje en </text:span><text:span text:style-name="T9">“transito”</text:span><text:span text:style-name="T16"> o puede no recibirlo (por que este fuera del área de cobertura).</text:span></text:p>
      <text:p text:style-name="P12"><text:span text:style-name="T16">Debemos definir el orden en el que los mensajes son enviados y el orden en el que son recibidos, mientras que los mensajes que se encuentran en transito no tienen ningún orden.</text:span></text:p>
      <text:p text:style-name="P12"><text:span text:style-name="T16">Esto significa que debemos tener dos secuencias (datos con </text:span><text:span text:style-name="T18">un </text:span><text:span text:style-name="T16">orden) para </text:span><text:span text:style-name="T9">“enviar” </text:span><text:span text:style-name="T12">y</text:span><text:span text:style-name="T16"> para</text:span><text:span text:style-name="T9"> “recibido”</text:span><text:span text:style-name="T16">, y un conjunto </text:span><text:span text:style-name="T18">(datos sin un orden) </text:span><text:span text:style-name="T16">para </text:span><text:span text:style-name="T9">“transito”.</text:span></text:p>
      <text:p text:style-name="P13"><text:span text:style-name="T16">La siguiente imagen es el algoritmo en PlusCal:</text:span></text:p>
      <text:p text:style-name="P13"><text:span text:style-name="T16"/></text:p>
      <text:p text:style-name="P13"><text:span text:style-name="T16"/></text:p>
      <text:p text:style-name="P13"><text:span text:style-name="T16"/></text:p>
      <text:p text:style-name="P13"><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Trebuchet MS', 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0:39:06.771473652</meta:creation-date>
    <dc:date>2019-05-23T16:24:10.919399384</dc:date>
    <meta:editing-duration>PT2H54M27S</meta:editing-duration>
    <meta:editing-cycles>1</meta:editing-cycles>
    <meta:document-statistic meta:table-count="0" meta:image-count="0" meta:object-count="0" meta:page-count="2" meta:paragraph-count="17" meta:word-count="794" meta:character-count="5069" meta:non-whitespace-character-count="4290"/>
    <meta:generator>LibreOffice/6.1.5.2$Linux_X86_64 LibreOffice_project/10$Build-2</meta:generator>
  </office:meta>
</office:document-meta>
</file>